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DO BALCÁZAR, VERÓNICA MARIA HERMIN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ONDO BALCÁZAR, VERÓNICA MARIA HERMIN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38663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115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1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NEGR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1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7T21:26:2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